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49898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art OOXML (DOCX) Export Test</text:p>
      <text:p text:style-name="Text_20_body">Default <text:span text:style-name="T1">Exploded Doughnut</text:span> Chart</text:p>
      <text:p text:style-name="Standard"><draw:frame draw:style-name="fr1" draw:name="Object1" text:anchor-type="as-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6pt" fo:font-weight="normal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5:38:39.487000000</meta:creation-date>
    <dc:date>2019-01-29T10:41:43.357000000</dc:date>
    <meta:editing-duration>PT6M52S</meta:editing-duration>
    <meta:editing-cycles>5</meta:editing-cycles>
    <meta:generator>LibreOfficeDev/6.3.0.0.alpha0$Windows_X86_64 LibreOffice_project/6584a5d9d1bb3e9b00e529358c989e8485071e36</meta:generator>
    <meta:document-statistic meta:table-count="0" meta:image-count="0" meta:object-count="1" meta:page-count="1" meta:paragraph-count="3" meta:word-count="9" meta:character-count="61" meta:non-whitespace-character-count="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ring" chart:style-name="ch1">
        <chart:legend chart:legend-position="end" svg:x="14.29cm" svg:y="3.453cm" style:legend-expansion="high" chart:style-name="ch2"/>
        <chart:plot-area chart:style-name="ch3" chart:data-source-has-labels="both" svg:x="0.319cm" svg:y="0.179cm" svg:width="13.652cm" svg:height="8.641cm">
          <chartooo:coordinate-region svg:x="2.824cm" svg:y="0.179cm" svg:width="8.641cm" svg:height="8.64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0$Windows_X86_64 LibreOffice_project/6584a5d9d1bb3e9b00e529358c989e8485071e3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